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Text_20_body">
      <style:text-properties style:use-window-font-color="true" fo:font-style="normal" officeooo:rsid="001b1ae9" officeooo:paragraph-rsid="001b1ae9" style:font-style-asian="normal" style:font-style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4" style:family="paragraph" style:parent-style-name="InfoBlue">
      <style:paragraph-properties fo:margin-left="0cm" fo:margin-right="0cm" fo:text-indent="0cm" style:auto-text-indent="false"/>
    </style:style>
    <style:style style:name="P15" style:family="paragraph" style:parent-style-name="InfoBlue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17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18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Tabletext">
      <style:paragraph-properties style:snap-to-layout-grid="false"/>
    </style:style>
    <style:style style:name="P20" style:family="paragraph" style:parent-style-name="Tabletext">
      <style:text-properties officeooo:rsid="00187a9b" officeooo:paragraph-rsid="00187a9b"/>
    </style:style>
    <style:style style:name="P21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22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23" style:family="paragraph" style:parent-style-name="InfoBlue">
      <style:text-properties style:use-window-font-color="true" fo:font-style="normal" officeooo:rsid="001a0963" officeooo:paragraph-rsid="001a0963" style:font-style-asian="normal" style:font-style-complex="normal"/>
    </style:style>
    <style:style style:name="P24" style:family="paragraph" style:parent-style-name="InfoBlue">
      <style:text-properties style:use-window-font-color="true" fo:font-style="normal" officeooo:rsid="001b1ae9" officeooo:paragraph-rsid="001b1ae9" style:font-style-asian="normal" style:font-style-complex="normal"/>
    </style:style>
    <style:style style:name="P25" style:family="paragraph" style:parent-style-name="Heading">
      <style:paragraph-properties fo:text-align="end" style:justify-single-word="false"/>
    </style:style>
    <style:style style:name="P26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7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28" style:family="paragraph" style:parent-style-name="Heading">
      <style:paragraph-properties fo:break-before="page"/>
    </style:style>
    <style:style style:name="P29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30" style:family="paragraph" style:parent-style-name="InfoBlue">
      <style:text-properties style:use-window-font-color="true" officeooo:paragraph-rsid="001d097b"/>
    </style:style>
    <style:style style:name="P31" style:family="paragraph" style:parent-style-name="Heading_20_1">
      <style:text-properties style:use-window-font-color="true"/>
    </style:style>
    <style:style style:name="P32" style:family="paragraph" style:parent-style-name="Heading_20_1">
      <style:paragraph-properties fo:orphans="2" fo:widows="2"/>
      <style:text-properties style:use-window-font-color="true"/>
    </style:style>
    <style:style style:name="P3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34" style:family="paragraph" style:parent-style-name="Heading" style:master-page-name="Convertir_20_1">
      <style:paragraph-properties style:page-number="auto"/>
    </style:style>
    <style:style style:name="P35" style:family="paragraph" style:parent-style-name="Text_20_body">
      <style:text-properties style:use-window-font-color="true" officeooo:paragraph-rsid="001b1ae9"/>
    </style:style>
    <style:style style:name="P36" style:family="paragraph" style:parent-style-name="Text_20_body">
      <style:text-properties style:use-window-font-color="true" officeooo:rsid="001f7dab" officeooo:paragraph-rsid="001f7dab"/>
    </style:style>
    <style:style style:name="T1" style:family="text">
      <style:text-properties officeooo:rsid="00187a9b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officeooo:rsid="001dfa17" style:language-asian="none" style:country-asian="none"/>
    </style:style>
    <style:style style:name="T4" style:family="text">
      <style:text-properties fo:language="none" fo:country="none" officeooo:rsid="001f7dab" style:language-asian="none" style:country-asian="none"/>
    </style:style>
    <style:style style:name="T5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6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7" style:family="text">
      <style:text-properties officeooo:rsid="001b1ae9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style:use-window-font-color="true" fo:font-style="normal" officeooo:rsid="001d097b" style:font-style-asian="normal" style:font-style-complex="normal"/>
    </style:style>
    <style:style style:name="T10" style:family="text">
      <style:text-properties style:use-window-font-color="true" fo:font-style="normal" officeooo:rsid="001dfa17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dfa17" style:font-style-asian="normal" style:font-style-complex="normal"/>
    </style:style>
    <style:style style:name="T13" style:family="text">
      <style:text-properties fo:font-style="normal" officeooo:rsid="001d097b" style:font-style-asian="normal" style:font-style-complex="normal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istema de Apoyo a los Puntos Limpios</text:p>
      <text:p text:style-name="P27">Use-Case Specification: Registrar residuo</text:p>
      <text:p text:style-name="P25"/>
      <text:p text:style-name="P26">Version &lt;1.0&gt;</text:p>
      <text:p text:style-name="Standard"/>
      <text:p text:style-name="Standard"/>
      <text:p text:style-name="Text_20_body"/>
      <text:p text:style-name="Text_20_body"/>
      <text:p text:style-name="P34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Date</text:p>
          </table:table-cell>
          <table:table-cell table:style-name="Tabla1.A1" office:value-type="string">
            <text:p text:style-name="P18">Version</text:p>
          </table:table-cell>
          <table:table-cell table:style-name="Tabla1.A1" office:value-type="string">
            <text:p text:style-name="P18">Description</text:p>
          </table:table-cell>
          <table:table-cell table:style-name="Tabla1.D1" office:value-type="string">
            <text:p text:style-name="P18">Author</text:p>
          </table:table-cell>
        </table:table-row>
        <table:table-row table:style-name="Tabla1.1">
          <table:table-cell table:style-name="Tabla1.A1" office:value-type="string">
            <text:p text:style-name="P20">13/05/2019</text:p>
          </table:table-cell>
          <table:table-cell table:style-name="Tabla1.A1" office:value-type="string">
            <text:p text:style-name="P20">1.0</text:p>
          </table:table-cell>
          <table:table-cell table:style-name="Tabla1.A1" office:value-type="string">
            <text:p text:style-name="P20">Caso de Uso N° 1</text:p>
          </table:table-cell>
          <table:table-cell table:style-name="Tabla1.D1" office:value-type="string">
            <text:p text:style-name="P20">Grupo 6</text:p>
          </table:table-cell>
        </table:table-row>
        <table:table-row table:style-name="Tabla1.1"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D1" office:value-type="string"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D1" office:value-type="string"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D1" office:value-type="string">
            <text:p text:style-name="P19"/>
          </table:table-cell>
        </table:table-row>
      </table:table>
      <text:p text:style-name="Standard"/>
      <text:p text:style-name="P28">Table of Contents</text:p>
      <text:p text:style-name="P16"><text:span text:style-name="T2">1.</text:span><text:span text:style-name="T5"><text:tab/></text:span><text:span text:style-name="T2">Brief Description<text:tab/></text:span><text:span text:style-name="T4">4</text:span></text:p>
      <text:p text:style-name="P16"><text:span text:style-name="T2">2.</text:span><text:span text:style-name="T5"><text:tab/></text:span><text:span text:style-name="T2">Basic Flow of Events<text:tab/></text:span><text:span text:style-name="T4">4</text:span></text:p>
      <text:p text:style-name="P16"><text:span text:style-name="T2">3.</text:span><text:span text:style-name="T5"><text:tab/></text:span><text:span text:style-name="T2">Alternative Flows<text:tab/></text:span><text:span text:style-name="T4">4</text:span></text:p>
      <text:p text:style-name="P21"/>
      <text:p text:style-name="P16"><text:span text:style-name="T6">4</text:span><text:span text:style-name="T5"><text:tab/></text:span><text:span text:style-name="T2">Preconditions<text:tab/></text:span><text:span text:style-name="T3">4</text:span></text:p>
      <text:p text:style-name="P22"/>
      <text:p text:style-name="P17"/>
      <text:p text:style-name="P5"/>
      <text:p text:style-name="P5"/>
      <text:p text:style-name="P5"/>
      <text:p text:style-name="P29">Use-Case Specification: Registrar residuo</text:p>
      <text:p text:style-name="InfoBlue"/>
      <text:p text:style-name="P14"/>
      <text:h text:style-name="P31" text:outline-level="1"><text:bookmark-start text:name="__RefHeading___Toc257297270"/>Brief Description<text:bookmark-end text:name="__RefHeading___Toc257297270"/></text:h>
      <text:p text:style-name="P23">Este caso de uso especifica la funcionalidad de registrar un residuo en el sistema.</text:p>
      <text:h text:style-name="P32" text:outline-level="1"><text:bookmark-start text:name="__RefHeading___Toc257297271"/>Basic Flow of Events<text:bookmark-end text:name="__RefHeading___Toc257297271"/></text:h>
      <text:p text:style-name="P15"><text:tab/>1. El caso de uso comienza cuando un vecino quiere reciclar mediante el sistema.</text:p>
      <text:p text:style-name="P13"><text:tab/>2. El sistema pide al vecino que ingrese el residuo a reciclar</text:p>
      <text:p text:style-name="P13"><text:tab/>3. El vecino ingresa el residuo a reciclar.</text:p>
      <text:p text:style-name="P13"><text:tab/>4. El sistema verifica que el residuo sea reciclable.</text:p>
      <text:p text:style-name="P13"><text:tab/>5. El sistema verifica que el vecino haya reciclado el residuo antes.</text:p>
      <text:p text:style-name="P13"><text:tab/>6.El sistema pide al vecino que ingrese la cantidad del residuo.</text:p>
      <text:p text:style-name="P13"><text:tab/>7.[INCLUDE] Calcular volumen.</text:p>
      <text:p text:style-name="P13"><text:tab/>8. <text:span text:style-name="T7">El sistema registrar el reciclado en el perfil del vecino.</text:span></text:p>
      <text:p text:style-name="P13"><text:tab/><text:span text:style-name="T7">9. El caso de uso termina.</text:span></text:p>
      <text:h text:style-name="P31" text:outline-level="1"><text:bookmark-start text:name="__RefHeading___Toc257297272"/>Alternative Flows<text:bookmark-end text:name="__RefHeading___Toc257297272"/></text:h>
      <text:p text:style-name="P24">3. El residuo no es reciclable.</text:p>
      <text:p text:style-name="P12">3.1. El sistema muestra un error.</text:p>
      <text:p text:style-name="P12">3.2. El sistema infomar que el residuo no es reciclable.</text:p>
      <text:p text:style-name="P12">3.3.El caso de uso termina.</text:p>
      <text:p text:style-name="P12">4. El residuo no fue reciclado anteriormente por el vecino.</text:p>
      <text:p text:style-name="P12">4.1 El sistema registra el residuo en el historial de reciclaje del vecino.</text:p>
      <text:p text:style-name="P12">4.2. El flujo vuelve al paso 6.</text:p>
      <text:p text:style-name="P35"/>
      <text:h text:style-name="P32" text:outline-level="1"><text:bookmark-start text:name="__RefHeading___Toc257297277"/>Preconditions<text:bookmark-end text:name="__RefHeading___Toc257297277"/></text:h>
      <text:p text:style-name="P30"><text:span text:style-name="T12">4</text:span><text:span text:style-name="T13">.1. El vecino debe estar registrado en el sistema.</text:span></text:p>
      <text:p text:style-name="P36"><text:span text:style-name="T13">4.</text:span><text:span text:style-name="T11">2. El vecino debe estar logueado en el sistema.</text:span></text:p>
      <text:h text:style-name="P3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MP6">Registrar residuo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1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Grupo 6, 2019</text:p>
            </table:table-cell>
            <table:table-cell table:style-name="Tabla2.A1" office:value-type="string">
              <text:p text:style-name="MP10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2T18:45:30.112000000</dc:date>
    <meta:editing-cycles>10</meta:editing-cycles>
    <meta:editing-duration>PT24M7S</meta:editing-duration>
    <meta:generator>LibreOffice/6.0.3.2$Windows_X86_64 LibreOffice_project/8f48d515416608e3a835360314dac7e47fd0b821</meta:generator>
    <meta:document-statistic meta:table-count="3" meta:image-count="0" meta:object-count="0" meta:page-count="4" meta:paragraph-count="50" meta:word-count="262" meta:character-count="1523" meta:non-whitespace-character-count="1290"/>
  </office:meta>
</office:document-meta>
</file>